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size="10.5pt" style:font-size-asian="10.5pt" style:font-size-complex="10.5pt"/>
    </style:style>
    <style:style style:name="P2" style:family="paragraph" style:parent-style-name="Text_20_body" style:list-style-name="L1">
      <style:text-properties fo:font-size="10.5pt" style:font-size-asian="10.5pt" style:font-size-complex="10.5pt"/>
    </style:style>
    <style:style style:name="P3" style:family="paragraph" style:parent-style-name="Text_20_body" style:list-style-name="L1">
      <style:paragraph-properties fo:margin-top="0cm" fo:margin-bottom="0cm"/>
      <style:text-properties fo:font-size="10.5pt" style:font-size-asian="10.5pt" style:font-size-complex="10.5pt"/>
    </style:style>
    <style:style style:name="P4" style:family="paragraph" style:parent-style-name="Standard">
      <style:paragraph-properties fo:text-align="center" style:justify-single-word="false"/>
      <style:text-properties fo:font-size="10.5pt" style:font-size-asian="10.5pt" style:font-size-complex="10.5pt"/>
    </style:style>
    <style:style style:name="P5" style:family="paragraph" style:parent-style-name="Standard">
      <style:paragraph-properties fo:text-align="start"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itial intro</text:p>
      <text:p text:style-name="P5"/>
      <text:p text:style-name="P5">Hello everyone, I'm Nitesh and I'm here to share my knowledge about storyboard with you all. I'll put some points to describe what is storyboard, why should we use it and how is it provide the ease for developers. Also I'll share some demo, just to describe how to use storyBoard.</text:p>
      <text:p text:style-name="P6">What</text:p>
      <text:p text:style-name="P4"/>
      <text:p text:style-name="P5">Lets start with first query that comes in all mind......WHAT is it? </text:p>
      <text:p text:style-name="P5">So....storyboard is a new feature that in added in Xcode to save your a lot of time building user interfaces for your apps, as if we use it then no need to give extra effort to create nib file for each view and add transition between them, it does all for you in a single file.</text:p>
      <text:p text:style-name="P6">When</text:p>
      <text:p text:style-name="P5"/>
      <text:p text:style-name="P5">Storyboard was introduce in Xcode 4.2 and it supports iOS 5.0 and above. You can not implement it for devices which are with iOS below 5.0.</text:p>
      <text:p text:style-name="P6">Why</text:p>
      <text:p text:style-name="P5"/>
      <text:p text:style-name="P5">This question comes in each mind that why should be use it, since we are using nib files and very much comfortable with that, so the answer is......if you want to save our time and run with the technology then you must use it..as it saves time/efforts as well as it can be manage easily.</text:p>
      <text:p text:style-name="P5"/>
      <text:p text:style-name="P4"><text:span text:style-name="T1">Sample Storyboard</text:span></text:p>
      <text:p text:style-name="P5"/>
      <text:p text:style-name="P5">To show you what a storyboard is, I’ll let a picture do the talking.</text:p>
      <text:p text:style-name="P5">You may not know exactly yet what the app does but you can clearly see which screens it has and how they are related. That is the power of using storyboards.</text:p>
      <text:p text:style-name="P5">If you have an app with many different screens then storyboards can help reduce the amount of glue code you have to write to go from one screen to the next. Instead of using a separate nib file for each view controller, your app uses a single storyboard that contains the designs of all of these view controllers and the relationships between them.</text:p>
      <text:p text:style-name="P5"/>
      <text:p text:style-name="P1">Storyboards have a number of advantages over regular nibs:</text:p>
      <text:list xml:id="list8104064220967482789" text:style-name="L1">
        <text:list-item>
          <text:p text:style-name="P3">With a storyboard you have a better conceptual overview of all the screens in your app and the connections between them. It’s easier to keep track of everything because the entire design is in a single file, rather than spread out over many separate nibs. </text:p>
        </text:list-item>
        <text:list-item>
          <text:p text:style-name="P3">The storyboard describes the transitions between the various screens. These transitions are called “segues” and you create them by simply ctrl-dragging from one view controller to the next. Thanks to segues you need less code to take care of your UI. </text:p>
        </text:list-item>
        <text:list-item>
          <text:p text:style-name="P2">Storyboards make working with table views a lot easier with the new prototype cells and static cells features. You can design your table views almost completely in the storyboard editor, something else that cuts down on the amount of code you have to write. </text:p>
        </text:list-item>
      </text:list>
      <text:p text:style-name="P6">Segue</text:p>
      <text:p text:style-name="P4"/>
      <text:p text:style-name="P5">As we've discussed segue....what is it????? it is also called connection, when we need to move from one view/screen to another, this movement includes a transition whether it can be of any type like push, slide up/model, some relationships or we can create our own by customizing.</text:p>
      <text:p text:style-name="P5"/>
      <text:p text:style-name="P6">Demo</text:p>
      <text:p text:style-name="P4"/>
      <text:p text:style-name="P5">Now after gathering the basic knowledge we'll move to the implementation part.. As a developer this the most imp part of the presentation.</text:p>
      <text:p text:style-name="P5">Iske bad thoda coding ka gyan de dena wo to aap kr hi loge...... :)</text:p>
      <text:p text:style-name="P5"/>
      <text:p text:style-name="P5">ALL THE BEST....You'll RO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1:50:38</meta:creation-date>
    <meta:generator>OpenOffice/4.0.1$Unix OpenOffice.org_project/401m5$Build-9714</meta:generator>
    <dc:date>2014-05-22T14:38:59</dc:date>
    <meta:editing-duration>PT5H14M19S</meta:editing-duration>
    <meta:editing-cycles>5</meta:editing-cycles>
    <meta:document-statistic meta:table-count="0" meta:image-count="0" meta:object-count="0" meta:page-count="1" meta:paragraph-count="23" meta:word-count="549" meta:character-count="3015"/>
    <dc:creator>Nitesh Meshram</dc:creator>
  </office:meta>
</office:document-meta>
</file>